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style:column-width="70.000000000000000pt"/>
    </style:style>
    <style:style style:name="co2" style:family="table-column">
      <style:table-column-properties style:column-width="100.999999999969475pt"/>
    </style:style>
    <style:style style:name="ro1" style:family="table-row">
      <style:table-row-properties style:row-height="13.788582233136573pt"/>
    </style:style>
    <style:style style:name="ro2" style:family="table-row">
      <style:table-row-properties style:row-height="14.000000000000000pt"/>
    </style:style>
    <style:style style:name="ro3" style:family="table-row">
      <style:table-row-properties style:row-height="12.735064736282027pt"/>
    </style:style>
    <style:style style:name="ce1" style:family="table-cell">
      <style:table-cell-properties style:text-align-source="fix"/>
      <style:paragraph-properties fo:text-align="center"/>
      <style:text-properties fo:font-weight="bold"/>
    </style:style>
    <style:style style:name="ce2" style:family="table-cell">
      <style:table-cell-properties style:text-align-source="fix"/>
      <style:paragraph-properties fo:text-align="end"/>
    </style:style>
    <style:style style:name="ce3" style:family="table-cell">
      <style:text-properties fo:font-weight="bold"/>
    </style:style>
  </office:automatic-styles>
  <office:body>
    <office:spreadsheet>
      <table:calculation-settings/>
      <table:table table:name="Sheet1" table:style-name="ta1">
        <table:table-column table:number-columns-repeated="16"/>
        <table:table-row table:number-rows-repeated="3">
          <table:table-cell/>
        </table:table-row>
        <table:table-row>
          <table:table-cell office:value-type="string" office:string-value="x">
            <text:p>x</text:p>
          </table:table-cell>
          <table:table-cell office:value-type="string" office:string-value="y">
            <text:p>y</text:p>
          </table:table-cell>
        </table:table-row>
        <table:table-row>
          <table:table-cell office:value-type="float" office:value="212.09">
            <text:p>212.09</text:p>
          </table:table-cell>
          <table:table-cell office:value-type="string" office:string-value="26.67">
            <text:p>26.67</text:p>
          </table:table-cell>
          <table:table-cell office:value-type="string" office:string-value="#" table:style-name="ce1">
            <text:p>#</text:p>
          </table:table-cell>
          <table:table-cell office:value-type="string" office:string-value="X" table:style-name="ce1">
            <text:p>X</text:p>
          </table:table-cell>
          <table:table-cell office:value-type="string" office:string-value="y" table:style-name="ce1">
            <text:p>y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x1" table:style-name="ce1">
            <text:p>x1</text:p>
          </table:table-cell>
          <table:table-cell office:value-type="string" office:string-value="y1" table:style-name="ce1">
            <text:p>y1</text:p>
          </table:table-cell>
          <table:table-cell office:value-type="string" office:string-value="x2" table:style-name="ce1">
            <text:p>x2</text:p>
          </table:table-cell>
          <table:table-cell office:value-type="string" office:string-value="y2" table:style-name="ce1">
            <text:p>y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aster">
            <text:p>Raster</text:p>
          </table:table-cell>
          <table:table-cell office:value-type="string" office:string-value="Count">
            <text:p>Count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">
            <text:p>0</text:p>
          </table:table-cell>
          <table:table-cell office:value-type="float" office:value="12" table:formula="=[.$B$26]+[.C6]*[.$B$28]">
            <text:p>12</text:p>
          </table:table-cell>
          <table:table-cell office:value-type="float" office:value="12" table:formula="=[.$B$27]+[.C6]*[.$B$28]">
            <text:p>1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12.09">
            <text:p>212.09</text:p>
          </table:table-cell>
          <table:table-cell office:value-type="float" office:value="26.67">
            <text:p>26.67</text:p>
          </table:table-cell>
          <table:table-cell office:value-type="float" office:value="257.81">
            <text:p>257.81</text:p>
          </table:table-cell>
          <table:table-cell office:value-type="string" office:string-value="135.89" table:style-name="ce2">
            <text:p>135.8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1">
            <text:p>1</text:p>
          </table:table-cell>
          <table:table-cell office:value-type="float" office:value="2.54" table:formula="=[.O6]*[.N6]">
            <text:p>2.54</text:p>
          </table:table-cell>
        </table:table-row>
        <table:table-row>
          <table:table-cell office:value-type="string" office:string-value="top_x">
            <text:p>top_x</text:p>
          </table:table-cell>
          <table:table-cell office:value-type="string" office:string-value="">
            <text:p/>
          </table:table-cell>
          <table:table-cell office:value-type="float" office:value="1">
            <text:p>1</text:p>
          </table:table-cell>
          <table:table-cell office:value-type="float" office:value="33" table:formula="=[.$B$26]+[.C7]*[.$B$28]">
            <text:p>33</text:p>
          </table:table-cell>
          <table:table-cell office:value-type="float" office:value="33" table:formula="=[.$B$27]+[.C7]*[.$B$28]">
            <text:p>3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24.09" table:formula="=[.$H$6]+[.D6]">
            <text:p>224.09</text:p>
          </table:table-cell>
          <table:table-cell office:value-type="float" office:value="38.67" table:formula="=[.$I$6]+[.E6]">
            <text:p>38.67</text:p>
          </table:table-cell>
          <table:table-cell office:value-type="float" office:value="257.81" table:formula="=[.J6]+[.F6]">
            <text:p>257.81</text:p>
          </table:table-cell>
          <table:table-cell office:value-type="float" office:value="135.89" table:formula="=[.K6]+[.G6]">
            <text:p>135.8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2">
            <text:p>2</text:p>
          </table:table-cell>
          <table:table-cell office:value-type="float" office:value="5.08" table:formula="=[.O7]*[.N7]">
            <text:p>5.08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 office:string-value="">
            <text:p/>
          </table:table-cell>
          <table:table-cell office:value-type="float" office:value="2">
            <text:p>2</text:p>
          </table:table-cell>
          <table:table-cell office:value-type="float" office:value="54" table:formula="=[.$B$26]+[.C8]*[.$B$28]">
            <text:p>54</text:p>
          </table:table-cell>
          <table:table-cell office:value-type="float" office:value="54" table:formula="=[.$B$27]+[.C8]*[.$B$28]">
            <text:p>5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45.09" table:formula="=[.$H$6]+[.D7]">
            <text:p>245.09</text:p>
          </table:table-cell>
          <table:table-cell office:value-type="float" office:value="59.67" table:formula="=[.$I$6]+[.E7]">
            <text:p>59.67</text:p>
          </table:table-cell>
          <table:table-cell office:value-type="float" office:value="257.81" table:formula="=[.J7]+[.F7]">
            <text:p>257.81</text:p>
          </table:table-cell>
          <table:table-cell office:value-type="float" office:value="135.89" table:formula="=[.K7]+[.G7]">
            <text:p>135.8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3">
            <text:p>3</text:p>
          </table:table-cell>
          <table:table-cell office:value-type="float" office:value="7.62" table:formula="=[.O8]*[.N8]">
            <text:p>7.62</text:p>
          </table:table-cell>
        </table:table-row>
        <table:table-row>
          <table:table-cell office:value-type="string" office:string-value="top_y">
            <text:p>top_y</text:p>
          </table:table-cell>
          <table:table-cell office:value-type="string" office:string-value="">
            <text:p/>
          </table:table-cell>
          <table:table-cell office:value-type="float" office:value="3">
            <text:p>3</text:p>
          </table:table-cell>
          <table:table-cell office:value-type="float" office:value="75" table:formula="=[.$B$26]+[.C9]*[.$B$28]">
            <text:p>75</text:p>
          </table:table-cell>
          <table:table-cell office:value-type="float" office:value="75" table:formula="=[.$B$27]+[.C9]*[.$B$28]">
            <text:p>7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66.09" table:formula="=[.$H$6]+[.D8]">
            <text:p>266.09</text:p>
          </table:table-cell>
          <table:table-cell office:value-type="float" office:value="80.67" table:formula="=[.$I$6]+[.E8]">
            <text:p>80.67</text:p>
          </table:table-cell>
          <table:table-cell office:value-type="float" office:value="257.81" table:formula="=[.J8]+[.F8]">
            <text:p>257.81</text:p>
          </table:table-cell>
          <table:table-cell office:value-type="float" office:value="135.89" table:formula="=[.K8]+[.G8]">
            <text:p>135.8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4">
            <text:p>4</text:p>
          </table:table-cell>
          <table:table-cell office:value-type="float" office:value="10.16" table:formula="=[.O9]*[.N9]">
            <text:p>10.16</text:p>
          </table:table-cell>
        </table:table-row>
        <table:table-row>
          <table:table-cell office:value-type="float" office:value="20">
            <text:p>20</text:p>
          </table:table-cell>
          <table:table-cell office:value-type="string" office:string-value="">
            <text:p/>
          </table:table-cell>
          <table:table-cell office:value-type="float" office:value="4">
            <text:p>4</text:p>
          </table:table-cell>
          <table:table-cell office:value-type="float" office:value="96" table:formula="=[.$B$26]+[.C10]*[.$B$28]">
            <text:p>96</text:p>
          </table:table-cell>
          <table:table-cell office:value-type="float" office:value="96" table:formula="=[.$B$27]+[.C10]*[.$B$28]">
            <text:p>9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87.09" table:formula="=[.$H$6]+[.D9]">
            <text:p>287.09</text:p>
          </table:table-cell>
          <table:table-cell office:value-type="float" office:value="101.67" table:formula="=[.$I$6]+[.E9]">
            <text:p>101.67</text:p>
          </table:table-cell>
          <table:table-cell office:value-type="float" office:value="257.81" table:formula="=[.J9]+[.F9]">
            <text:p>257.81</text:p>
          </table:table-cell>
          <table:table-cell office:value-type="float" office:value="135.89" table:formula="=[.K9]+[.G9]">
            <text:p>135.8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5">
            <text:p>5</text:p>
          </table:table-cell>
          <table:table-cell office:value-type="float" office:value="12.7" table:formula="=[.O10]*[.N10]">
            <text:p>12.7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5">
            <text:p>5</text:p>
          </table:table-cell>
          <table:table-cell office:value-type="float" office:value="117" table:formula="=[.$B$26]+[.C11]*[.$B$28]">
            <text:p>117</text:p>
          </table:table-cell>
          <table:table-cell office:value-type="float" office:value="117" table:formula="=[.$B$27]+[.C11]*[.$B$28]">
            <text:p>11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22.67" table:formula="=[.$I$6]+[.E10]">
            <text:p>122.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6">
            <text:p>6</text:p>
          </table:table-cell>
          <table:table-cell office:value-type="float" office:value="15.24" table:formula="=[.O11]*[.N11]">
            <text:p>15.24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7">
            <text:p>7</text:p>
          </table:table-cell>
          <table:table-cell office:value-type="float" office:value="17.78" table:formula="=[.O12]*[.N12]">
            <text:p>17.78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8">
            <text:p>8</text:p>
          </table:table-cell>
          <table:table-cell office:value-type="float" office:value="20.32" table:formula="=[.O13]*[.N13]">
            <text:p>20.32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9">
            <text:p>9</text:p>
          </table:table-cell>
          <table:table-cell office:value-type="float" office:value="22.86" table:formula="=[.O14]*[.N14]">
            <text:p>22.86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10">
            <text:p>10</text:p>
          </table:table-cell>
          <table:table-cell office:value-type="float" office:value="25.4" table:formula="=[.O15]*[.N15]">
            <text:p>25.4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11">
            <text:p>11</text:p>
          </table:table-cell>
          <table:table-cell office:value-type="float" office:value="27.94" table:formula="=[.O16]*[.N16]">
            <text:p>27.94</text:p>
          </table:table-cell>
        </table:table-row>
        <table:table-row>
          <table:table-cell office:value-type="string" office:string-value="x2">
            <text:p>x2</text:p>
          </table:table-cell>
          <table:table-cell office:value-type="string" office:string-value="y2">
            <text:p>y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12">
            <text:p>12</text:p>
          </table:table-cell>
          <table:table-cell office:value-type="float" office:value="30.48" table:formula="=[.O17]*[.N17]">
            <text:p>30.48</text:p>
          </table:table-cell>
        </table:table-row>
        <table:table-row>
          <table:table-cell office:value-type="float" office:value="257.81">
            <text:p>257.81</text:p>
          </table:table-cell>
          <table:table-cell office:value-type="string" office:string-value="135.89">
            <text:p>135.8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13">
            <text:p>13</text:p>
          </table:table-cell>
          <table:table-cell office:value-type="float" office:value="33.02" table:formula="=[.O18]*[.N18]">
            <text:p>33.02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14">
            <text:p>14</text:p>
          </table:table-cell>
          <table:table-cell office:value-type="float" office:value="35.56" table:formula="=[.O19]*[.N19]">
            <text:p>35.56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15">
            <text:p>15</text:p>
          </table:table-cell>
          <table:table-cell office:value-type="float" office:value="38.1" table:formula="=[.O20]*[.N20]">
            <text:p>38.1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16">
            <text:p>16</text:p>
          </table:table-cell>
          <table:table-cell office:value-type="float" office:value="40.64" table:formula="=[.O21]*[.N21]">
            <text:p>40.64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17">
            <text:p>17</text:p>
          </table:table-cell>
          <table:table-cell office:value-type="float" office:value="43.18" table:formula="=[.O22]*[.N22]">
            <text:p>43.18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18">
            <text:p>18</text:p>
          </table:table-cell>
          <table:table-cell office:value-type="float" office:value="45.72" table:formula="=[.O23]*[.N23]">
            <text:p>45.72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19">
            <text:p>19</text:p>
          </table:table-cell>
          <table:table-cell office:value-type="float" office:value="48.26" table:formula="=[.O24]*[.N24]">
            <text:p>48.26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20">
            <text:p>20</text:p>
          </table:table-cell>
          <table:table-cell office:value-type="float" office:value="50.8" table:formula="=[.O25]*[.N25]">
            <text:p>50.8</text:p>
          </table:table-cell>
        </table:table-row>
        <table:table-row>
          <table:table-cell office:value-type="string" office:string-value="RASTER_X_TOP">
            <text:p>RASTER_X_TOP</text:p>
          </table:table-cell>
          <table:table-cell office:value-type="float" office:value="12" table:formula="=9+3">
            <text:p>1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21">
            <text:p>21</text:p>
          </table:table-cell>
          <table:table-cell office:value-type="float" office:value="53.34" table:formula="=[.O26]*[.N26]">
            <text:p>53.34</text:p>
          </table:table-cell>
        </table:table-row>
        <table:table-row>
          <table:table-cell office:value-type="string" office:string-value="RASTER_Y_TOP">
            <text:p>RASTER_Y_TOP</text:p>
          </table:table-cell>
          <table:table-cell office:value-type="float" office:value="12" table:formula="=25-13">
            <text:p>1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22">
            <text:p>22</text:p>
          </table:table-cell>
          <table:table-cell office:value-type="float" office:value="55.88" table:formula="=[.O27]*[.N27]">
            <text:p>55.88</text:p>
          </table:table-cell>
        </table:table-row>
        <table:table-row>
          <table:table-cell office:value-type="string" office:string-value="RASTER">
            <text:p>RASTER</text:p>
          </table:table-cell>
          <table:table-cell office:value-type="float" office:value="21">
            <text:p>2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23">
            <text:p>23</text:p>
          </table:table-cell>
          <table:table-cell office:value-type="float" office:value="58.42" table:formula="=[.O28]*[.N28]">
            <text:p>58.42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24">
            <text:p>24</text:p>
          </table:table-cell>
          <table:table-cell office:value-type="float" office:value="60.96" table:formula="=[.O29]*[.N29]">
            <text:p>60.96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25">
            <text:p>25</text:p>
          </table:table-cell>
          <table:table-cell office:value-type="float" office:value="63.5" table:formula="=[.O30]*[.N30]">
            <text:p>63.5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26">
            <text:p>26</text:p>
          </table:table-cell>
          <table:table-cell office:value-type="float" office:value="66.04" table:formula="=[.O31]*[.N31]">
            <text:p>66.04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27">
            <text:p>27</text:p>
          </table:table-cell>
          <table:table-cell office:value-type="float" office:value="68.58" table:formula="=[.O32]*[.N32]">
            <text:p>68.58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28">
            <text:p>28</text:p>
          </table:table-cell>
          <table:table-cell office:value-type="float" office:value="71.12" table:formula="=[.O33]*[.N33]">
            <text:p>71.12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29">
            <text:p>29</text:p>
          </table:table-cell>
          <table:table-cell office:value-type="float" office:value="73.66" table:formula="=[.O34]*[.N34]">
            <text:p>73.66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30">
            <text:p>30</text:p>
          </table:table-cell>
          <table:table-cell office:value-type="float" office:value="76.2" table:formula="=[.O35]*[.N35]">
            <text:p>76.2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31">
            <text:p>31</text:p>
          </table:table-cell>
          <table:table-cell office:value-type="float" office:value="78.74" table:formula="=[.O36]*[.N36]">
            <text:p>78.74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32">
            <text:p>32</text:p>
          </table:table-cell>
          <table:table-cell office:value-type="float" office:value="81.28" table:formula="=[.O37]*[.N37]">
            <text:p>81.28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33">
            <text:p>33</text:p>
          </table:table-cell>
          <table:table-cell office:value-type="float" office:value="83.82" table:formula="=[.O38]*[.N38]">
            <text:p>83.82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34">
            <text:p>34</text:p>
          </table:table-cell>
          <table:table-cell office:value-type="float" office:value="86.36" table:formula="=[.O39]*[.N39]">
            <text:p>86.36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35">
            <text:p>35</text:p>
          </table:table-cell>
          <table:table-cell office:value-type="float" office:value="88.9" table:formula="=[.O40]*[.N40]">
            <text:p>88.9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36">
            <text:p>36</text:p>
          </table:table-cell>
          <table:table-cell office:value-type="float" office:value="91.44" table:formula="=[.O41]*[.N41]">
            <text:p>91.44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37">
            <text:p>37</text:p>
          </table:table-cell>
          <table:table-cell office:value-type="float" office:value="93.98" table:formula="=[.O42]*[.N42]">
            <text:p>93.98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38">
            <text:p>38</text:p>
          </table:table-cell>
          <table:table-cell office:value-type="float" office:value="96.52" table:formula="=[.O43]*[.N43]">
            <text:p>96.52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39">
            <text:p>39</text:p>
          </table:table-cell>
          <table:table-cell office:value-type="float" office:value="99.06" table:formula="=[.O44]*[.N44]">
            <text:p>99.06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40">
            <text:p>40</text:p>
          </table:table-cell>
          <table:table-cell office:value-type="float" office:value="101.6" table:formula="=[.O45]*[.N45]">
            <text:p>101.6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41">
            <text:p>41</text:p>
          </table:table-cell>
          <table:table-cell office:value-type="float" office:value="104.14" table:formula="=[.O46]*[.N46]">
            <text:p>104.14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42">
            <text:p>42</text:p>
          </table:table-cell>
          <table:table-cell office:value-type="float" office:value="106.68" table:formula="=[.O47]*[.N47]">
            <text:p>106.68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43">
            <text:p>43</text:p>
          </table:table-cell>
          <table:table-cell office:value-type="float" office:value="109.22" table:formula="=[.O48]*[.N48]">
            <text:p>109.22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44">
            <text:p>44</text:p>
          </table:table-cell>
          <table:table-cell office:value-type="float" office:value="111.76" table:formula="=[.O49]*[.N49]">
            <text:p>111.76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45">
            <text:p>45</text:p>
          </table:table-cell>
          <table:table-cell office:value-type="float" office:value="114.3" table:formula="=[.O50]*[.N50]">
            <text:p>114.3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46">
            <text:p>46</text:p>
          </table:table-cell>
          <table:table-cell office:value-type="float" office:value="116.84" table:formula="=[.O51]*[.N51]">
            <text:p>116.84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4">
            <text:p>2.54</text:p>
          </table:table-cell>
          <table:table-cell office:value-type="float" office:value="47">
            <text:p>47</text:p>
          </table:table-cell>
          <table:table-cell office:value-type="float" office:value="119.38" table:formula="=[.O52]*[.N52]">
            <text:p>119.38</text:p>
          </table:table-cell>
        </table:table-row>
      </table:table>
      <table:table table:name="Rack Panel Sizes" table:style-name="ta1">
        <table:table-column table:number-columns-repeated="3"/>
        <table:table-column table:style-name="co1"/>
        <table:table-column table:style-name="co2" table:number-columns-repeated="2"/>
        <table:table-column table:style-name="co1" table:number-columns-repeated="2"/>
        <table:table-column table:number-columns-repeated="7"/>
        <table:table-row table:style-name="ro1">
          <table:table-cell office:value-type="string" office:string-value="HU" table:style-name="ce3">
            <text:p>HU</text:p>
          </table:table-cell>
          <table:table-cell office:value-type="string" office:string-value="Armature Rows" table:style-name="ce3">
            <text:p>Armature Rows</text:p>
          </table:table-cell>
          <table:table-cell office:value-type="string" office:string-value="HU" table:style-name="ce3">
            <text:p>HU</text:p>
          </table:table-cell>
          <table:table-cell office:value-type="string" office:string-value="HP" table:style-name="ce3">
            <text:p>HP</text:p>
          </table:table-cell>
          <table:table-cell office:value-type="string" office:string-value="Total Height [mm]" table:style-name="ce3">
            <text:p>Total Height [mm]</text:p>
          </table:table-cell>
          <table:table-cell office:value-type="string" office:string-value="Total Width [mm]" table:style-name="ce3">
            <text:p>Total Width [mm]</text:p>
          </table:table-cell>
          <table:table-cell office:value-type="string" office:string-value="Axis x" table:style-name="ce3">
            <text:p>Axis x</text:p>
          </table:table-cell>
          <table:table-cell office:value-type="string" office:string-value="Axis Y" table:style-name="ce3">
            <text:p>Axis Y</text:p>
          </table:table-cell>
          <table:table-cell office:value-type="string" office:string-value="PCB Width" table:style-name="ce3">
            <text:p>PCB Width</text:p>
          </table:table-cell>
          <table:table-cell office:value-type="string" office:string-value="PCB Height" table:style-name="ce3">
            <text:p>PCB Height</text:p>
          </table:table-cell>
          <table:table-cell office:value-type="string" office:string-value="">
            <text:p/>
          </table:table-cell>
          <table:table-cell office:value-type="string" office:string-value="PCB Height">
            <text:p>PCB Height</text:p>
          </table:table-cell>
          <table:table-cell office:value-type="string" office:string-value="">
            <text:p/>
          </table:table-cell>
          <table:table-cell office:value-type="string" office:string-value="raster_x_top">
            <text:p>raster_x_top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 office:string-value="">
            <text:p/>
          </table:table-cell>
          <table:table-cell office:value-type="string" office:string-value="5.07">
            <text:p>5.07</text:p>
          </table:table-cell>
          <table:table-cell office:value-type="string" office:string-value="44.45">
            <text:p>44.45</text:p>
          </table:table-cell>
          <table:table-cell office:value-type="float" office:value="44.45" table:formula="=[.A2]*[.D2]">
            <text:p>44.45</text:p>
          </table:table-cell>
          <table:table-cell office:value-type="float" office:value="5.07" table:formula="=[.A2]*[.C2]">
            <text:p>5.0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-0.93" table:formula="=[.F2]-2*(1+2)">
            <text:p>-0.93</text:p>
          </table:table-cell>
          <table:table-cell office:value-type="float" office:value="18.45" table:formula="=[.E2]-2*(10+1+2)">
            <text:p>18.4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aster_y_top">
            <text:p>raster_y_top</text:p>
          </table:table-cell>
          <table:table-cell office:value-type="float" office:value="25">
            <text:p>25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 office:string-value="">
            <text:p/>
          </table:table-cell>
          <table:table-cell office:value-type="string" office:string-value="5.07">
            <text:p>5.07</text:p>
          </table:table-cell>
          <table:table-cell office:value-type="string" office:string-value="44.45">
            <text:p>44.45</text:p>
          </table:table-cell>
          <table:table-cell office:value-type="float" office:value="88.9" table:formula="=[.A3]*[.D3]">
            <text:p>88.9</text:p>
          </table:table-cell>
          <table:table-cell office:value-type="float" office:value="10.14" table:formula="=[.A3]*[.C3]">
            <text:p>10.1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4.14" table:formula="=[.F3]-2*(1+2)">
            <text:p>4.14</text:p>
          </table:table-cell>
          <table:table-cell office:value-type="float" office:value="62.9" table:formula="=[.E3]-2*(10+1+2)">
            <text:p>62.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aster_x_top">
            <text:p>raster_x_top</text:p>
          </table:table-cell>
          <table:table-cell office:value-type="float" office:value="21">
            <text:p>21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 office:string-value="">
            <text:p/>
          </table:table-cell>
          <table:table-cell office:value-type="string" office:string-value="5.07">
            <text:p>5.07</text:p>
          </table:table-cell>
          <table:table-cell office:value-type="string" office:string-value="44.45">
            <text:p>44.45</text:p>
          </table:table-cell>
          <table:table-cell office:value-type="float" office:value="133.35" table:formula="=[.A4]*[.D4]">
            <text:p>133.35</text:p>
          </table:table-cell>
          <table:table-cell office:value-type="float" office:value="15.21" table:formula="=[.A4]*[.C4]">
            <text:p>15.2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9.21" table:formula="=[.F4]-2*(1+2)">
            <text:p>9.21</text:p>
          </table:table-cell>
          <table:table-cell office:value-type="float" office:value="107.35" table:formula="=[.E4]-2*(10+1+2)">
            <text:p>107.35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 office:string-value="">
            <text:p/>
          </table:table-cell>
          <table:table-cell office:value-type="string" office:string-value="5.07">
            <text:p>5.07</text:p>
          </table:table-cell>
          <table:table-cell office:value-type="string" office:string-value="">
            <text:p/>
          </table:table-cell>
          <table:table-cell office:value-type="float" office:value="0" table:formula="=[.A5]*[.D5]">
            <text:p>0</text:p>
          </table:table-cell>
          <table:table-cell office:value-type="float" office:value="20.28" table:formula="=[.A5]*[.C5]">
            <text:p>20.2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4.28" table:formula="=[.F5]-2*(1+2)">
            <text:p>14.28</text:p>
          </table:table-cell>
          <table:table-cell office:value-type="float" office:value="-26" table:formula="=[.E5]-2*(10+1+2)">
            <text:p>-26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 office:string-value="">
            <text:p/>
          </table:table-cell>
          <table:table-cell office:value-type="string" office:string-value="5.07">
            <text:p>5.07</text:p>
          </table:table-cell>
          <table:table-cell office:value-type="string" office:string-value="">
            <text:p/>
          </table:table-cell>
          <table:table-cell office:value-type="float" office:value="0" table:formula="=[.A6]*[.D6]">
            <text:p>0</text:p>
          </table:table-cell>
          <table:table-cell office:value-type="float" office:value="25.35" table:formula="=[.A6]*[.C6]">
            <text:p>25.3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9.35" table:formula="=[.F6]-2*(1+2)">
            <text:p>19.35</text:p>
          </table:table-cell>
          <table:table-cell office:value-type="float" office:value="-26" table:formula="=[.E6]-2*(10+1+2)">
            <text:p>-26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 office:string-value="5.07">
            <text:p>5.07</text:p>
          </table:table-cell>
          <table:table-cell office:value-type="string" office:string-value="">
            <text:p/>
          </table:table-cell>
          <table:table-cell office:value-type="float" office:value="0" table:formula="=[.A7]*[.D7]">
            <text:p>0</text:p>
          </table:table-cell>
          <table:table-cell office:value-type="float" office:value="30.42" table:formula="=[.A7]*[.C7]">
            <text:p>30.42</text:p>
          </table:table-cell>
          <table:table-cell office:value-type="string" office:string-value="">
            <text:p/>
          </table:table-cell>
          <table:table-cell office:value-type="float" office:value="15" table:formula="=[.$O$1]+([.B7]-1)*[.$O$3]">
            <text:p>15</text:p>
          </table:table-cell>
          <table:table-cell office:value-type="float" office:value="24.42" table:formula="=[.F7]-2*(1+2)">
            <text:p>24.42</text:p>
          </table:table-cell>
          <table:table-cell office:value-type="float" office:value="-26" table:formula="=[.E7]-2*(10+1+2)">
            <text:p>-26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 office:string-value="">
            <text:p/>
          </table:table-cell>
          <table:table-cell office:value-type="string" office:string-value="5.07">
            <text:p>5.07</text:p>
          </table:table-cell>
          <table:table-cell office:value-type="string" office:string-value="">
            <text:p/>
          </table:table-cell>
          <table:table-cell office:value-type="float" office:value="0" table:formula="=[.A8]*[.D8]">
            <text:p>0</text:p>
          </table:table-cell>
          <table:table-cell office:value-type="float" office:value="35.49" table:formula="=[.A8]*[.C8]">
            <text:p>35.4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9.49" table:formula="=[.F8]-2*(1+2)">
            <text:p>29.49</text:p>
          </table:table-cell>
          <table:table-cell office:value-type="float" office:value="-26" table:formula="=[.E8]-2*(10+1+2)">
            <text:p>-26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 office:string-value="">
            <text:p/>
          </table:table-cell>
          <table:table-cell office:value-type="string" office:string-value="5.07">
            <text:p>5.07</text:p>
          </table:table-cell>
          <table:table-cell office:value-type="string" office:string-value="">
            <text:p/>
          </table:table-cell>
          <table:table-cell office:value-type="float" office:value="0" table:formula="=[.A9]*[.D9]">
            <text:p>0</text:p>
          </table:table-cell>
          <table:table-cell office:value-type="float" office:value="40.56" table:formula="=[.A9]*[.C9]">
            <text:p>40.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34.56" table:formula="=[.F9]-2*(1+2)">
            <text:p>34.56</text:p>
          </table:table-cell>
          <table:table-cell office:value-type="float" office:value="-26" table:formula="=[.E9]-2*(10+1+2)">
            <text:p>-26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 office:string-value="">
            <text:p/>
          </table:table-cell>
          <table:table-cell office:value-type="string" office:string-value="5.07">
            <text:p>5.07</text:p>
          </table:table-cell>
          <table:table-cell office:value-type="string" office:string-value="">
            <text:p/>
          </table:table-cell>
          <table:table-cell office:value-type="float" office:value="0" table:formula="=[.A10]*[.D10]">
            <text:p>0</text:p>
          </table:table-cell>
          <table:table-cell office:value-type="float" office:value="45.63" table:formula="=[.A10]*[.C10]">
            <text:p>45.6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39.63" table:formula="=[.F10]-2*(1+2)">
            <text:p>39.63</text:p>
          </table:table-cell>
          <table:table-cell office:value-type="float" office:value="-26" table:formula="=[.E10]-2*(10+1+2)">
            <text:p>-26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 office:string-value="5.07">
            <text:p>5.07</text:p>
          </table:table-cell>
          <table:table-cell office:value-type="string" office:string-value="">
            <text:p/>
          </table:table-cell>
          <table:table-cell office:value-type="float" office:value="0" table:formula="=[.A11]*[.D11]">
            <text:p>0</text:p>
          </table:table-cell>
          <table:table-cell office:value-type="float" office:value="50.7" table:formula="=[.A11]*[.C11]">
            <text:p>50.7</text:p>
          </table:table-cell>
          <table:table-cell office:value-type="string" office:string-value="">
            <text:p/>
          </table:table-cell>
          <table:table-cell office:value-type="float" office:value="36" table:formula="=[.$O$1]+([.B11]-1)*[.$O$3]">
            <text:p>36</text:p>
          </table:table-cell>
          <table:table-cell office:value-type="float" office:value="44.7" table:formula="=[.F11]-2*(1+2)">
            <text:p>44.7</text:p>
          </table:table-cell>
          <table:table-cell office:value-type="float" office:value="-26" table:formula="=[.E11]-2*(10+1+2)">
            <text:p>-26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5.07">
            <text:p>5.07</text:p>
          </table:table-cell>
          <table:table-cell office:value-type="string" office:string-value="">
            <text:p/>
          </table:table-cell>
          <table:table-cell office:value-type="float" office:value="0" table:formula="=[.A12]*[.D12]">
            <text:p>0</text:p>
          </table:table-cell>
          <table:table-cell office:value-type="float" office:value="55.77" table:formula="=[.A12]*[.C12]">
            <text:p>55.7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49.77" table:formula="=[.F12]-2*(1+2)">
            <text:p>49.77</text:p>
          </table:table-cell>
          <table:table-cell office:value-type="float" office:value="-26" table:formula="=[.E12]-2*(10+1+2)">
            <text:p>-26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 office:string-value="2 1/2 Rows">
            <text:p>2 1/2 Rows</text:p>
          </table:table-cell>
          <table:table-cell office:value-type="string" office:string-value="5.07">
            <text:p>5.07</text:p>
          </table:table-cell>
          <table:table-cell office:value-type="string" office:string-value="">
            <text:p/>
          </table:table-cell>
          <table:table-cell office:value-type="float" office:value="0" table:formula="=[.A13]*[.D13]">
            <text:p>0</text:p>
          </table:table-cell>
          <table:table-cell office:value-type="float" office:value="60.84" table:formula="=[.A13]*[.C13]">
            <text:p>60.8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54.84" table:formula="=[.F13]-2*(1+2)">
            <text:p>54.84</text:p>
          </table:table-cell>
          <table:table-cell office:value-type="float" office:value="-26" table:formula="=[.E13]-2*(10+1+2)">
            <text:p>-26</text:p>
          </table:table-cell>
        </table:table-row>
        <table:table-row>
          <table:table-cell office:value-type="float" office:value="13">
            <text:p>13</text:p>
          </table:table-cell>
          <table:table-cell office:value-type="string" office:string-value="">
            <text:p/>
          </table:table-cell>
          <table:table-cell office:value-type="string" office:string-value="5.07">
            <text:p>5.07</text:p>
          </table:table-cell>
          <table:table-cell office:value-type="string" office:string-value="">
            <text:p/>
          </table:table-cell>
          <table:table-cell office:value-type="float" office:value="0" table:formula="=[.A14]*[.D14]">
            <text:p>0</text:p>
          </table:table-cell>
          <table:table-cell office:value-type="float" office:value="65.91" table:formula="=[.A14]*[.C14]">
            <text:p>65.9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59.91" table:formula="=[.F14]-2*(1+2)">
            <text:p>59.91</text:p>
          </table:table-cell>
          <table:table-cell office:value-type="float" office:value="-26" table:formula="=[.E14]-2*(10+1+2)">
            <text:p>-26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 office:string-value="5.07">
            <text:p>5.07</text:p>
          </table:table-cell>
          <table:table-cell office:value-type="string" office:string-value="">
            <text:p/>
          </table:table-cell>
          <table:table-cell office:value-type="float" office:value="0" table:formula="=[.A15]*[.D15]">
            <text:p>0</text:p>
          </table:table-cell>
          <table:table-cell office:value-type="float" office:value="70.98" table:formula="=[.A15]*[.C15]">
            <text:p>70.98</text:p>
          </table:table-cell>
          <table:table-cell office:value-type="string" office:string-value="">
            <text:p/>
          </table:table-cell>
          <table:table-cell office:value-type="float" office:value="57" table:formula="=[.$O$1]+([.B15]-1)*[.$O$3]">
            <text:p>57</text:p>
          </table:table-cell>
          <table:table-cell office:value-type="float" office:value="64.98" table:formula="=[.F15]-2*(1+2)">
            <text:p>64.98</text:p>
          </table:table-cell>
          <table:table-cell office:value-type="float" office:value="-26" table:formula="=[.E15]-2*(10+1+2)">
            <text:p>-26</text:p>
          </table:table-cell>
          <table:table-cell office:value-type="float" office:value="20.28" table:formula="=[.F15]-[.F11]">
            <text:p>20.28</text:p>
          </table:table-cell>
        </table:table-row>
        <table:table-row>
          <table:table-cell office:value-type="float" office:value="15">
            <text:p>15</text:p>
          </table:table-cell>
          <table:table-cell office:value-type="string" office:string-value="">
            <text:p/>
          </table:table-cell>
          <table:table-cell office:value-type="string" office:string-value="5.07">
            <text:p>5.07</text:p>
          </table:table-cell>
          <table:table-cell office:value-type="string" office:string-value="">
            <text:p/>
          </table:table-cell>
          <table:table-cell office:value-type="float" office:value="0" table:formula="=[.A16]*[.D16]">
            <text:p>0</text:p>
          </table:table-cell>
          <table:table-cell office:value-type="float" office:value="76.05" table:formula="=[.A16]*[.C16]">
            <text:p>76.0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70.05" table:formula="=[.F16]-2*(1+2)">
            <text:p>70.05</text:p>
          </table:table-cell>
          <table:table-cell office:value-type="float" office:value="-26" table:formula="=[.E16]-2*(10+1+2)">
            <text:p>-26</text:p>
          </table:table-cell>
        </table:table-row>
        <table:table-row>
          <table:table-cell office:value-type="float" office:value="16">
            <text:p>16</text:p>
          </table:table-cell>
          <table:table-cell office:value-type="string" office:string-value="">
            <text:p/>
          </table:table-cell>
          <table:table-cell office:value-type="string" office:string-value="5.07">
            <text:p>5.07</text:p>
          </table:table-cell>
          <table:table-cell office:value-type="string" office:string-value="">
            <text:p/>
          </table:table-cell>
          <table:table-cell office:value-type="float" office:value="0" table:formula="=[.A17]*[.D17]">
            <text:p>0</text:p>
          </table:table-cell>
          <table:table-cell office:value-type="float" office:value="81.12" table:formula="=[.A17]*[.C17]">
            <text:p>81.1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75.12" table:formula="=[.F17]-2*(1+2)">
            <text:p>75.12</text:p>
          </table:table-cell>
          <table:table-cell office:value-type="float" office:value="-26" table:formula="=[.E17]-2*(10+1+2)">
            <text:p>-26</text:p>
          </table:table-cell>
        </table:table-row>
        <table:table-row>
          <table:table-cell office:value-type="float" office:value="17">
            <text:p>17</text:p>
          </table:table-cell>
          <table:table-cell office:value-type="string" office:string-value="">
            <text:p/>
          </table:table-cell>
          <table:table-cell office:value-type="string" office:string-value="5.07">
            <text:p>5.07</text:p>
          </table:table-cell>
          <table:table-cell office:value-type="string" office:string-value="">
            <text:p/>
          </table:table-cell>
          <table:table-cell office:value-type="float" office:value="0" table:formula="=[.A18]*[.D18]">
            <text:p>0</text:p>
          </table:table-cell>
          <table:table-cell office:value-type="float" office:value="86.19" table:formula="=[.A18]*[.C18]">
            <text:p>86.1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80.19" table:formula="=[.F18]-2*(1+2)">
            <text:p>80.19</text:p>
          </table:table-cell>
          <table:table-cell office:value-type="float" office:value="-26" table:formula="=[.E18]-2*(10+1+2)">
            <text:p>-26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 office:string-value="5.07">
            <text:p>5.07</text:p>
          </table:table-cell>
          <table:table-cell office:value-type="string" office:string-value="">
            <text:p/>
          </table:table-cell>
          <table:table-cell office:value-type="float" office:value="0" table:formula="=[.A19]*[.D19]">
            <text:p>0</text:p>
          </table:table-cell>
          <table:table-cell office:value-type="float" office:value="91.26" table:formula="=[.A19]*[.C19]">
            <text:p>91.26</text:p>
          </table:table-cell>
          <table:table-cell office:value-type="string" office:string-value="">
            <text:p/>
          </table:table-cell>
          <table:table-cell office:value-type="float" office:value="78" table:formula="=[.$O$1]+([.B19]-1)*[.$O$3]">
            <text:p>78</text:p>
          </table:table-cell>
          <table:table-cell office:value-type="float" office:value="85.26" table:formula="=[.F19]-2*(1+2)">
            <text:p>85.26</text:p>
          </table:table-cell>
          <table:table-cell office:value-type="float" office:value="-26" table:formula="=[.E19]-2*(10+1+2)">
            <text:p>-26</text:p>
          </table:table-cell>
          <table:table-cell office:value-type="float" office:value="20.28" table:formula="=[.F19]-[.F15]">
            <text:p>20.28</text:p>
          </table:table-cell>
        </table:table-row>
        <table:table-row>
          <table:table-cell office:value-type="float" office:value="19">
            <text:p>19</text:p>
          </table:table-cell>
          <table:table-cell office:value-type="string" office:string-value="">
            <text:p/>
          </table:table-cell>
          <table:table-cell office:value-type="string" office:string-value="5.07">
            <text:p>5.07</text:p>
          </table:table-cell>
          <table:table-cell office:value-type="string" office:string-value="">
            <text:p/>
          </table:table-cell>
          <table:table-cell office:value-type="float" office:value="0" table:formula="=[.A20]*[.D20]">
            <text:p>0</text:p>
          </table:table-cell>
          <table:table-cell office:value-type="float" office:value="96.33" table:formula="=[.A20]*[.C20]">
            <text:p>96.3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90.33" table:formula="=[.F20]-2*(1+2)">
            <text:p>90.33</text:p>
          </table:table-cell>
          <table:table-cell office:value-type="float" office:value="-26" table:formula="=[.E20]-2*(10+1+2)">
            <text:p>-26</text:p>
          </table:table-cell>
        </table:table-row>
        <table:table-row>
          <table:table-cell office:value-type="float" office:value="20">
            <text:p>20</text:p>
          </table:table-cell>
          <table:table-cell office:value-type="string" office:string-value="">
            <text:p/>
          </table:table-cell>
          <table:table-cell office:value-type="string" office:string-value="5.07">
            <text:p>5.07</text:p>
          </table:table-cell>
          <table:table-cell office:value-type="string" office:string-value="">
            <text:p/>
          </table:table-cell>
          <table:table-cell office:value-type="float" office:value="0" table:formula="=[.A21]*[.D21]">
            <text:p>0</text:p>
          </table:table-cell>
          <table:table-cell office:value-type="float" office:value="101.4" table:formula="=[.A21]*[.C21]">
            <text:p>101.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95.4" table:formula="=[.F21]-2*(1+2)">
            <text:p>95.4</text:p>
          </table:table-cell>
          <table:table-cell office:value-type="float" office:value="-26" table:formula="=[.E21]-2*(10+1+2)">
            <text:p>-26</text:p>
          </table:table-cell>
        </table:table-row>
        <table:table-row>
          <table:table-cell office:value-type="float" office:value="21">
            <text:p>21</text:p>
          </table:table-cell>
          <table:table-cell office:value-type="string" office:string-value="">
            <text:p/>
          </table:table-cell>
          <table:table-cell office:value-type="string" office:string-value="5.07">
            <text:p>5.07</text:p>
          </table:table-cell>
          <table:table-cell office:value-type="string" office:string-value="">
            <text:p/>
          </table:table-cell>
          <table:table-cell office:value-type="float" office:value="0" table:formula="=[.A22]*[.D22]">
            <text:p>0</text:p>
          </table:table-cell>
          <table:table-cell office:value-type="float" office:value="106.47" table:formula="=[.A22]*[.C22]">
            <text:p>106.4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00.47" table:formula="=[.F22]-2*(1+2)">
            <text:p>100.47</text:p>
          </table:table-cell>
          <table:table-cell office:value-type="float" office:value="-26" table:formula="=[.E22]-2*(10+1+2)">
            <text:p>-26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string" office:string-value="5.07">
            <text:p>5.07</text:p>
          </table:table-cell>
          <table:table-cell office:value-type="string" office:string-value="">
            <text:p/>
          </table:table-cell>
          <table:table-cell office:value-type="float" office:value="0" table:formula="=[.A23]*[.D23]">
            <text:p>0</text:p>
          </table:table-cell>
          <table:table-cell office:value-type="float" office:value="111.54" table:formula="=[.A23]*[.C23]">
            <text:p>111.54</text:p>
          </table:table-cell>
          <table:table-cell office:value-type="string" office:string-value="">
            <text:p/>
          </table:table-cell>
          <table:table-cell office:value-type="float" office:value="99" table:formula="=[.$O$1]+([.B23]-1)*[.$O$3]">
            <text:p>99</text:p>
          </table:table-cell>
          <table:table-cell office:value-type="float" office:value="105.54" table:formula="=[.F23]-2*(1+2)">
            <text:p>105.54</text:p>
          </table:table-cell>
          <table:table-cell office:value-type="float" office:value="-26" table:formula="=[.E23]-2*(10+1+2)">
            <text:p>-26</text:p>
          </table:table-cell>
          <table:table-cell office:value-type="float" office:value="20.28" table:formula="=[.F23]-[.F19]">
            <text:p>20.28</text:p>
          </table:table-cell>
        </table:table-row>
        <table:table-row>
          <table:table-cell office:value-type="float" office:value="23">
            <text:p>23</text:p>
          </table:table-cell>
          <table:table-cell office:value-type="string" office:string-value="">
            <text:p/>
          </table:table-cell>
          <table:table-cell office:value-type="string" office:string-value="5.07">
            <text:p>5.07</text:p>
          </table:table-cell>
          <table:table-cell office:value-type="string" office:string-value="">
            <text:p/>
          </table:table-cell>
          <table:table-cell office:value-type="float" office:value="0" table:formula="=[.A24]*[.D24]">
            <text:p>0</text:p>
          </table:table-cell>
          <table:table-cell office:value-type="float" office:value="116.61" table:formula="=[.A24]*[.C24]">
            <text:p>116.6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10.61" table:formula="=[.F24]-2*(1+2)">
            <text:p>110.61</text:p>
          </table:table-cell>
          <table:table-cell office:value-type="float" office:value="-26" table:formula="=[.E24]-2*(10+1+2)">
            <text:p>-26</text:p>
          </table:table-cell>
        </table:table-row>
        <table:table-row>
          <table:table-cell office:value-type="float" office:value="24">
            <text:p>24</text:p>
          </table:table-cell>
          <table:table-cell office:value-type="string" office:string-value="">
            <text:p/>
          </table:table-cell>
          <table:table-cell office:value-type="string" office:string-value="5.07">
            <text:p>5.07</text:p>
          </table:table-cell>
          <table:table-cell office:value-type="string" office:string-value="">
            <text:p/>
          </table:table-cell>
          <table:table-cell office:value-type="float" office:value="0" table:formula="=[.A25]*[.D25]">
            <text:p>0</text:p>
          </table:table-cell>
          <table:table-cell office:value-type="float" office:value="121.68" table:formula="=[.A25]*[.C25]">
            <text:p>121.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15.68" table:formula="=[.F25]-2*(1+2)">
            <text:p>115.68</text:p>
          </table:table-cell>
          <table:table-cell office:value-type="float" office:value="-26" table:formula="=[.E25]-2*(10+1+2)">
            <text:p>-26</text:p>
          </table:table-cell>
        </table:table-row>
        <table:table-row>
          <table:table-cell office:value-type="float" office:value="25">
            <text:p>25</text:p>
          </table:table-cell>
          <table:table-cell office:value-type="string" office:string-value="">
            <text:p/>
          </table:table-cell>
          <table:table-cell office:value-type="string" office:string-value="5.07">
            <text:p>5.07</text:p>
          </table:table-cell>
          <table:table-cell office:value-type="string" office:string-value="">
            <text:p/>
          </table:table-cell>
          <table:table-cell office:value-type="float" office:value="0" table:formula="=[.A26]*[.D26]">
            <text:p>0</text:p>
          </table:table-cell>
          <table:table-cell office:value-type="float" office:value="126.75" table:formula="=[.A26]*[.C26]">
            <text:p>126.7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20.75" table:formula="=[.F26]-2*(1+2)">
            <text:p>120.75</text:p>
          </table:table-cell>
          <table:table-cell office:value-type="float" office:value="-26" table:formula="=[.E26]-2*(10+1+2)">
            <text:p>-26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string" office:string-value="5.07">
            <text:p>5.07</text:p>
          </table:table-cell>
          <table:table-cell office:value-type="string" office:string-value="">
            <text:p/>
          </table:table-cell>
          <table:table-cell office:value-type="float" office:value="0" table:formula="=[.A27]*[.D27]">
            <text:p>0</text:p>
          </table:table-cell>
          <table:table-cell office:value-type="float" office:value="131.82" table:formula="=[.A27]*[.C27]">
            <text:p>131.82</text:p>
          </table:table-cell>
          <table:table-cell office:value-type="string" office:string-value="">
            <text:p/>
          </table:table-cell>
          <table:table-cell office:value-type="float" office:value="120" table:formula="=[.$O$1]+([.B27]-1)*[.$O$3]">
            <text:p>120</text:p>
          </table:table-cell>
          <table:table-cell office:value-type="float" office:value="125.82" table:formula="=[.F27]-2*(1+2)">
            <text:p>125.82</text:p>
          </table:table-cell>
          <table:table-cell office:value-type="float" office:value="-26" table:formula="=[.E27]-2*(10+1+2)">
            <text:p>-26</text:p>
          </table:table-cell>
          <table:table-cell office:value-type="float" office:value="20.28" table:formula="=[.F27]-[.F23]">
            <text:p>20.28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 office:string-value="">
            <text:p/>
          </table:table-cell>
          <table:table-cell office:value-type="string" office:string-value="5.07">
            <text:p>5.07</text:p>
          </table:table-cell>
          <table:table-cell office:value-type="string" office:string-value="">
            <text:p/>
          </table:table-cell>
          <table:table-cell office:value-type="float" office:value="0" table:formula="=[.A28]*[.D28]">
            <text:p>0</text:p>
          </table:table-cell>
          <table:table-cell office:value-type="float" office:value="136.89" table:formula="=[.A28]*[.C28]">
            <text:p>136.8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30.89" table:formula="=[.F28]-2*(1+2)">
            <text:p>130.89</text:p>
          </table:table-cell>
          <table:table-cell office:value-type="float" office:value="-26" table:formula="=[.E28]-2*(10+1+2)">
            <text:p>-26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 office:string-value="">
            <text:p/>
          </table:table-cell>
          <table:table-cell office:value-type="string" office:string-value="5.07">
            <text:p>5.07</text:p>
          </table:table-cell>
          <table:table-cell office:value-type="string" office:string-value="">
            <text:p/>
          </table:table-cell>
          <table:table-cell office:value-type="float" office:value="0" table:formula="=[.A29]*[.D29]">
            <text:p>0</text:p>
          </table:table-cell>
          <table:table-cell office:value-type="float" office:value="141.96" table:formula="=[.A29]*[.C29]">
            <text:p>141.9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35.96" table:formula="=[.F29]-2*(1+2)">
            <text:p>135.96</text:p>
          </table:table-cell>
          <table:table-cell office:value-type="float" office:value="-26" table:formula="=[.E29]-2*(10+1+2)">
            <text:p>-26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 office:string-value="">
            <text:p/>
          </table:table-cell>
          <table:table-cell office:value-type="string" office:string-value="5.07">
            <text:p>5.07</text:p>
          </table:table-cell>
          <table:table-cell office:value-type="string" office:string-value="">
            <text:p/>
          </table:table-cell>
          <table:table-cell office:value-type="float" office:value="0" table:formula="=[.A30]*[.D30]">
            <text:p>0</text:p>
          </table:table-cell>
          <table:table-cell office:value-type="float" office:value="147.03" table:formula="=[.A30]*[.C30]">
            <text:p>147.0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41.03" table:formula="=[.F30]-2*(1+2)">
            <text:p>141.03</text:p>
          </table:table-cell>
          <table:table-cell office:value-type="float" office:value="-26" table:formula="=[.E30]-2*(10+1+2)">
            <text:p>-26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string" office:string-value="5.07">
            <text:p>5.07</text:p>
          </table:table-cell>
          <table:table-cell office:value-type="string" office:string-value="">
            <text:p/>
          </table:table-cell>
          <table:table-cell office:value-type="float" office:value="0" table:formula="=[.A31]*[.D31]">
            <text:p>0</text:p>
          </table:table-cell>
          <table:table-cell office:value-type="float" office:value="152.1" table:formula="=[.A31]*[.C31]">
            <text:p>152.1</text:p>
          </table:table-cell>
          <table:table-cell office:value-type="string" office:string-value="">
            <text:p/>
          </table:table-cell>
          <table:table-cell office:value-type="float" office:value="141" table:formula="=[.$O$1]+([.B31]-1)*[.$O$3]">
            <text:p>141</text:p>
          </table:table-cell>
          <table:table-cell office:value-type="float" office:value="146.1" table:formula="=[.F31]-2*(1+2)">
            <text:p>146.1</text:p>
          </table:table-cell>
          <table:table-cell office:value-type="float" office:value="-26" table:formula="=[.E31]-2*(10+1+2)">
            <text:p>-26</text:p>
          </table:table-cell>
          <table:table-cell office:value-type="float" office:value="20.28" table:formula="=[.F31]-[.F27]">
            <text:p>20.28</text:p>
          </table:table-cell>
        </table:table-row>
        <table:table-row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5.07">
            <text:p>5.07</text:p>
          </table:table-cell>
          <table:table-cell office:value-type="string" office:string-value="">
            <text:p/>
          </table:table-cell>
          <table:table-cell office:value-type="float" office:value="0" table:formula="=[.A32]*[.D32]">
            <text:p>0</text:p>
          </table:table-cell>
          <table:table-cell office:value-type="float" office:value="157.17" table:formula="=[.A32]*[.C32]">
            <text:p>157.1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51.17" table:formula="=[.F32]-2*(1+2)">
            <text:p>151.17</text:p>
          </table:table-cell>
          <table:table-cell office:value-type="float" office:value="-26" table:formula="=[.E32]-2*(10+1+2)">
            <text:p>-26</text:p>
          </table:table-cell>
        </table:table-row>
        <table:table-row>
          <table:table-cell office:value-type="float" office:value="32">
            <text:p>32</text:p>
          </table:table-cell>
          <table:table-cell office:value-type="string" office:string-value="">
            <text:p/>
          </table:table-cell>
          <table:table-cell office:value-type="string" office:string-value="5.07">
            <text:p>5.07</text:p>
          </table:table-cell>
          <table:table-cell office:value-type="string" office:string-value="">
            <text:p/>
          </table:table-cell>
          <table:table-cell office:value-type="float" office:value="0" table:formula="=[.A33]*[.D33]">
            <text:p>0</text:p>
          </table:table-cell>
          <table:table-cell office:value-type="float" office:value="162.24" table:formula="=[.A33]*[.C33]">
            <text:p>162.2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56.24" table:formula="=[.F33]-2*(1+2)">
            <text:p>156.24</text:p>
          </table:table-cell>
          <table:table-cell office:value-type="float" office:value="-26" table:formula="=[.E33]-2*(10+1+2)">
            <text:p>-26</text:p>
          </table:table-cell>
        </table:table-row>
        <table:table-row>
          <table:table-cell office:value-type="float" office:value="33">
            <text:p>33</text:p>
          </table:table-cell>
          <table:table-cell office:value-type="string" office:string-value="">
            <text:p/>
          </table:table-cell>
          <table:table-cell office:value-type="string" office:string-value="5.07">
            <text:p>5.07</text:p>
          </table:table-cell>
          <table:table-cell office:value-type="string" office:string-value="">
            <text:p/>
          </table:table-cell>
          <table:table-cell office:value-type="float" office:value="0" table:formula="=[.A34]*[.D34]">
            <text:p>0</text:p>
          </table:table-cell>
          <table:table-cell office:value-type="float" office:value="167.31" table:formula="=[.A34]*[.C34]">
            <text:p>167.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61.31" table:formula="=[.F34]-2*(1+2)">
            <text:p>161.31</text:p>
          </table:table-cell>
          <table:table-cell office:value-type="float" office:value="-26" table:formula="=[.E34]-2*(10+1+2)">
            <text:p>-26</text:p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office:value-type="string" office:string-value="5.07">
            <text:p>5.07</text:p>
          </table:table-cell>
          <table:table-cell office:value-type="string" office:string-value="">
            <text:p/>
          </table:table-cell>
          <table:table-cell office:value-type="float" office:value="0" table:formula="=[.A35]*[.D35]">
            <text:p>0</text:p>
          </table:table-cell>
          <table:table-cell office:value-type="float" office:value="172.38" table:formula="=[.A35]*[.C35]">
            <text:p>172.38</text:p>
          </table:table-cell>
          <table:table-cell office:value-type="string" office:string-value="">
            <text:p/>
          </table:table-cell>
          <table:table-cell office:value-type="float" office:value="162" table:formula="=[.$O$1]+([.B35]-1)*[.$O$3]">
            <text:p>162</text:p>
          </table:table-cell>
          <table:table-cell office:value-type="float" office:value="166.38" table:formula="=[.F35]-2*(1+2)">
            <text:p>166.38</text:p>
          </table:table-cell>
          <table:table-cell office:value-type="float" office:value="-26" table:formula="=[.E35]-2*(10+1+2)">
            <text:p>-26</text:p>
          </table:table-cell>
          <table:table-cell office:value-type="float" office:value="20.28" table:formula="=[.F35]-[.F31]">
            <text:p>20.28</text:p>
          </table:table-cell>
        </table:table-row>
        <table:table-row table:style-name="ro3">
          <table:table-cell/>
        </table:table-row>
        <table:table-row table:number-rows-repeated="21">
          <table:table-cell/>
        </table:table-row>
        <table:table-row table:style-name="ro2" table:visibility="collapse">
          <table:table-cell/>
        </table:table-row>
      </table:table>
      <table:table table:name="Sheet3" table:style-name="ta1">
        <table:table-column table:number-columns-repeated="10"/>
        <table:table-row>
          <table:table-cell office:value-type="string" office:string-value=""/>
          <table:table-cell office:value-type="string" office:string-value="x">
            <text:p>x</text:p>
          </table:table-cell>
          <table:table-cell office:value-type="string" office:string-value="y">
            <text:p>y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15" table:formula="=[.$F$2]+([.A2]*[.$F$4])">
            <text:p>15</text:p>
          </table:table-cell>
          <table:table-cell office:value-type="float" office:value="25" table:formula="=[.$F$3]+([.A2]*[.$F$4])">
            <text:p>25</text:p>
          </table:table-cell>
          <table:table-cell office:value-type="string" office:string-value=""/>
          <table:table-cell office:value-type="string" office:string-value="TOP_X">
            <text:p>TOP_X</text:p>
          </table:table-cell>
          <table:table-cell office:value-type="float" office:value="15">
            <text:p>15</text:p>
          </table:table-cell>
        </table:table-row>
        <table:table-row>
          <table:table-cell office:value-type="float" office:value="0.5">
            <text:p>0.5</text:p>
          </table:table-cell>
          <table:table-cell office:value-type="float" office:value="25.5" table:formula="=[.$F$2]+([.A3]*[.$F$4])">
            <text:p>25.5</text:p>
          </table:table-cell>
          <table:table-cell office:value-type="float" office:value="35.5" table:formula="=[.$F$3]+([.A3]*[.$F$4])">
            <text:p>35.5</text:p>
          </table:table-cell>
          <table:table-cell office:value-type="string" office:string-value=""/>
          <table:table-cell office:value-type="string" office:string-value="TOP_Y">
            <text:p>TOP_Y</text:p>
          </table:table-cell>
          <table:table-cell office:value-type="float" office:value="25">
            <text:p>25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36" table:formula="=[.$F$2]+([.A4]*[.$F$4])">
            <text:p>36</text:p>
          </table:table-cell>
          <table:table-cell office:value-type="float" office:value="46" table:formula="=[.$F$3]+([.A4]*[.$F$4])">
            <text:p>46</text:p>
          </table:table-cell>
          <table:table-cell office:value-type="string" office:string-value=""/>
          <table:table-cell office:value-type="string" office:string-value="RASTER">
            <text:p>RASTER</text:p>
          </table:table-cell>
          <table:table-cell office:value-type="float" office:value="21">
            <text:p>21</text:p>
          </table:table-cell>
        </table:table-row>
        <table:table-row>
          <table:table-cell office:value-type="float" office:value="1.5">
            <text:p>1.5</text:p>
          </table:table-cell>
          <table:table-cell office:value-type="float" office:value="46.5" table:formula="=[.$F$2]+([.A5]*[.$F$4])">
            <text:p>46.5</text:p>
          </table:table-cell>
          <table:table-cell office:value-type="float" office:value="56.5" table:formula="=[.$F$3]+([.A5]*[.$F$4])">
            <text:p>56.5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57" table:formula="=[.$F$2]+([.A6]*[.$F$4])">
            <text:p>57</text:p>
          </table:table-cell>
          <table:table-cell office:value-type="float" office:value="67" table:formula="=[.$F$3]+([.A6]*[.$F$4])">
            <text:p>67</text:p>
          </table:table-cell>
        </table:table-row>
        <table:table-row>
          <table:table-cell office:value-type="float" office:value="2.5">
            <text:p>2.5</text:p>
          </table:table-cell>
          <table:table-cell office:value-type="float" office:value="67.5" table:formula="=[.$F$2]+([.A7]*[.$F$4])">
            <text:p>67.5</text:p>
          </table:table-cell>
          <table:table-cell office:value-type="float" office:value="77.5" table:formula="=[.$F$3]+([.A7]*[.$F$4])">
            <text:p>77.5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78" table:formula="=[.$F$2]+([.A8]*[.$F$4])">
            <text:p>78</text:p>
          </table:table-cell>
          <table:table-cell office:value-type="float" office:value="88" table:formula="=[.$F$3]+([.A8]*[.$F$4])">
            <text:p>88</text:p>
          </table:table-cell>
        </table:table-row>
        <table:table-row>
          <table:table-cell office:value-type="float" office:value="3.5">
            <text:p>3.5</text:p>
          </table:table-cell>
          <table:table-cell office:value-type="float" office:value="88.5" table:formula="=[.$F$2]+([.A9]*[.$F$4])">
            <text:p>88.5</text:p>
          </table:table-cell>
          <table:table-cell office:value-type="float" office:value="98.5" table:formula="=[.$F$3]+([.A9]*[.$F$4])">
            <text:p>98.5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99" table:formula="=[.$F$2]+([.A10]*[.$F$4])">
            <text:p>99</text:p>
          </table:table-cell>
          <table:table-cell office:value-type="float" office:value="109" table:formula="=[.$F$3]+([.A10]*[.$F$4])">
            <text:p>109</text:p>
          </table:table-cell>
        </table:table-row>
        <table:table-row>
          <table:table-cell office:value-type="float" office:value="4.5">
            <text:p>4.5</text:p>
          </table:table-cell>
          <table:table-cell office:value-type="float" office:value="109.5" table:formula="=[.$F$2]+([.A11]*[.$F$4])">
            <text:p>109.5</text:p>
          </table:table-cell>
          <table:table-cell office:value-type="float" office:value="119.5" table:formula="=[.$F$3]+([.A11]*[.$F$4])">
            <text:p>119.5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20" table:formula="=[.$F$2]+([.A12]*[.$F$4])">
            <text:p>120</text:p>
          </table:table-cell>
          <table:table-cell office:value-type="float" office:value="130" table:formula="=[.$F$3]+([.A12]*[.$F$4])">
            <text:p>130</text:p>
          </table:table-cell>
        </table:table-row>
        <table:table-row>
          <table:table-cell office:value-type="float" office:value="5.5">
            <text:p>5.5</text:p>
          </table:table-cell>
          <table:table-cell office:value-type="float" office:value="130.5" table:formula="=[.$F$2]+([.A13]*[.$F$4])">
            <text:p>130.5</text:p>
          </table:table-cell>
          <table:table-cell office:value-type="float" office:value="140.5" table:formula="=[.$F$3]+([.A13]*[.$F$4])">
            <text:p>140.5</text:p>
          </table:table-cell>
        </table:table-row>
        <table:table-row table:number-rows-repeated="9">
          <table:table-cell/>
        </table:table-row>
        <table:table-row>
          <table:table-cell office:value-type="string" office:string-value=""/>
          <table:table-cell office:value-type="string" office:string-value="x pcb">
            <text:p>x pcb</text:p>
          </table:table-cell>
          <table:table-cell office:value-type="string" office:string-value="y pcb">
            <text:p>y pcb</text:p>
          </table:table-cell>
          <table:table-cell office:value-type="string" office:string-value=""/>
          <table:table-cell office:value-type="string" office:string-value="x coord">
            <text:p>x coord</text:p>
          </table:table-cell>
          <table:table-cell office:value-type="string" office:string-value="y coord">
            <text:p>y coord</text:p>
          </table:table-cell>
          <table:table-cell office:value-type="string" office:string-value=""/>
          <table:table-cell office:value-type="string" office:string-value="x">
            <text:p>x</text:p>
          </table:table-cell>
          <table:table-cell office:value-type="string" office:string-value="83.82">
            <text:p>83.82</text:p>
          </table:table-cell>
          <table:table-cell office:value-type="string" office:string-value="144.7">
            <text:p>144.7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12" table:formula="=[.B2]-3">
            <text:p>12</text:p>
          </table:table-cell>
          <table:table-cell office:value-type="float" office:value="12" table:formula="=[.C2]-13">
            <text:p>12</text:p>
          </table:table-cell>
          <table:table-cell office:value-type="string" office:string-value=""/>
          <table:table-cell office:value-type="float" office:value="113.73" table:formula="=[.$I$25]-[.B24]">
            <text:p>113.73</text:p>
          </table:table-cell>
          <table:table-cell office:value-type="float" office:value="95.82" table:formula="=[.C24]+[.$I$23]">
            <text:p>95.82</text:p>
          </table:table-cell>
        </table:table-row>
        <table:table-row>
          <table:table-cell office:value-type="float" office:value="0.5">
            <text:p>0.5</text:p>
          </table:table-cell>
          <table:table-cell office:value-type="float" office:value="22.5" table:formula="=[.B3]-3">
            <text:p>22.5</text:p>
          </table:table-cell>
          <table:table-cell office:value-type="float" office:value="22.5" table:formula="=[.C3]-13">
            <text:p>22.5</text:p>
          </table:table-cell>
          <table:table-cell office:value-type="string" office:string-value=""/>
          <table:table-cell office:value-type="float" office:value="106.32" table:formula="=[.B25]+[.$I$23]">
            <text:p>106.32</text:p>
          </table:table-cell>
          <table:table-cell office:value-type="float" office:value="106.32" table:formula="=[.C25]+[.$I$23]">
            <text:p>106.32</text:p>
          </table:table-cell>
          <table:table-cell office:value-type="string" office:string-value=""/>
          <table:table-cell office:value-type="string" office:string-value="y">
            <text:p>y</text:p>
          </table:table-cell>
          <table:table-cell office:value-type="string" office:string-value="125.73">
            <text:p>125.73</text:p>
          </table:table-cell>
          <table:table-cell office:value-type="string" office:string-value="154.35">
            <text:p>154.35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33" table:formula="=[.B4]-3">
            <text:p>33</text:p>
          </table:table-cell>
          <table:table-cell office:value-type="float" office:value="33" table:formula="=[.C4]-13">
            <text:p>33</text:p>
          </table:table-cell>
          <table:table-cell office:value-type="string" office:string-value=""/>
          <table:table-cell office:value-type="float" office:value="116.82" table:formula="=[.B26]+[.$I$23]">
            <text:p>116.82</text:p>
          </table:table-cell>
          <table:table-cell office:value-type="float" office:value="116.82" table:formula="=[.C26]+[.$I$23]">
            <text:p>116.82</text:p>
          </table:table-cell>
        </table:table-row>
        <table:table-row>
          <table:table-cell office:value-type="float" office:value="1.5">
            <text:p>1.5</text:p>
          </table:table-cell>
          <table:table-cell office:value-type="float" office:value="43.5" table:formula="=[.B5]-3">
            <text:p>43.5</text:p>
          </table:table-cell>
          <table:table-cell office:value-type="float" office:value="43.5" table:formula="=[.C5]-13">
            <text:p>43.5</text:p>
          </table:table-cell>
          <table:table-cell office:value-type="string" office:string-value=""/>
          <table:table-cell office:value-type="float" office:value="127.32" table:formula="=[.B27]+[.$I$23]">
            <text:p>127.32</text:p>
          </table:table-cell>
          <table:table-cell office:value-type="float" office:value="127.32" table:formula="=[.C27]+[.$I$23]">
            <text:p>127.32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54" table:formula="=[.B6]-3">
            <text:p>54</text:p>
          </table:table-cell>
          <table:table-cell office:value-type="float" office:value="54" table:formula="=[.C6]-13">
            <text:p>54</text:p>
          </table:table-cell>
          <table:table-cell office:value-type="string" office:string-value=""/>
          <table:table-cell office:value-type="float" office:value="137.82" table:formula="=[.B28]+[.$I$23]">
            <text:p>137.82</text:p>
          </table:table-cell>
          <table:table-cell office:value-type="float" office:value="137.82" table:formula="=[.C28]+[.$I$23]">
            <text:p>137.82</text:p>
          </table:table-cell>
        </table:table-row>
        <table:table-row>
          <table:table-cell office:value-type="float" office:value="2.5">
            <text:p>2.5</text:p>
          </table:table-cell>
          <table:table-cell office:value-type="float" office:value="64.5" table:formula="=[.B7]-3">
            <text:p>64.5</text:p>
          </table:table-cell>
          <table:table-cell office:value-type="float" office:value="64.5" table:formula="=[.C7]-13">
            <text:p>64.5</text:p>
          </table:table-cell>
          <table:table-cell office:value-type="string" office:string-value=""/>
          <table:table-cell office:value-type="float" office:value="148.32" table:formula="=[.B29]+[.$I$23]">
            <text:p>148.32</text:p>
          </table:table-cell>
          <table:table-cell office:value-type="float" office:value="148.32" table:formula="=[.C29]+[.$I$23]">
            <text:p>148.32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75" table:formula="=[.B8]-3">
            <text:p>75</text:p>
          </table:table-cell>
          <table:table-cell office:value-type="float" office:value="75" table:formula="=[.C8]-13">
            <text:p>75</text:p>
          </table:table-cell>
          <table:table-cell office:value-type="string" office:string-value=""/>
          <table:table-cell office:value-type="float" office:value="158.82" table:formula="=[.B30]+[.$I$23]">
            <text:p>158.82</text:p>
          </table:table-cell>
          <table:table-cell office:value-type="float" office:value="158.82" table:formula="=[.C30]+[.$I$23]">
            <text:p>158.82</text:p>
          </table:table-cell>
        </table:table-row>
        <table:table-row>
          <table:table-cell office:value-type="float" office:value="3.5">
            <text:p>3.5</text:p>
          </table:table-cell>
          <table:table-cell office:value-type="float" office:value="85.5" table:formula="=[.B9]-3">
            <text:p>85.5</text:p>
          </table:table-cell>
          <table:table-cell office:value-type="float" office:value="85.5" table:formula="=[.C9]-13">
            <text:p>85.5</text:p>
          </table:table-cell>
          <table:table-cell office:value-type="string" office:string-value=""/>
          <table:table-cell office:value-type="float" office:value="169.32" table:formula="=[.B31]+[.$I$23]">
            <text:p>169.32</text:p>
          </table:table-cell>
          <table:table-cell office:value-type="float" office:value="169.32" table:formula="=[.C31]+[.$I$23]">
            <text:p>169.32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96" table:formula="=[.B10]-3">
            <text:p>96</text:p>
          </table:table-cell>
          <table:table-cell office:value-type="float" office:value="96" table:formula="=[.C10]-13">
            <text:p>96</text:p>
          </table:table-cell>
          <table:table-cell office:value-type="string" office:string-value=""/>
          <table:table-cell office:value-type="float" office:value="179.82" table:formula="=[.B32]+[.$I$23]">
            <text:p>179.82</text:p>
          </table:table-cell>
          <table:table-cell office:value-type="float" office:value="179.82" table:formula="=[.C32]+[.$I$23]">
            <text:p>179.82</text:p>
          </table:table-cell>
        </table:table-row>
        <table:table-row>
          <table:table-cell office:value-type="float" office:value="4.5">
            <text:p>4.5</text:p>
          </table:table-cell>
          <table:table-cell office:value-type="float" office:value="106.5" table:formula="=[.B11]-3">
            <text:p>106.5</text:p>
          </table:table-cell>
          <table:table-cell office:value-type="float" office:value="106.5" table:formula="=[.C11]-13">
            <text:p>106.5</text:p>
          </table:table-cell>
          <table:table-cell office:value-type="string" office:string-value=""/>
          <table:table-cell office:value-type="float" office:value="190.32" table:formula="=[.B33]+[.$I$23]">
            <text:p>190.32</text:p>
          </table:table-cell>
          <table:table-cell office:value-type="float" office:value="190.32" table:formula="=[.C33]+[.$I$23]">
            <text:p>190.32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17" table:formula="=[.B12]-3">
            <text:p>117</text:p>
          </table:table-cell>
          <table:table-cell office:value-type="float" office:value="117" table:formula="=[.C12]-13">
            <text:p>117</text:p>
          </table:table-cell>
          <table:table-cell office:value-type="string" office:string-value=""/>
          <table:table-cell office:value-type="float" office:value="200.82" table:formula="=[.B34]+[.$I$23]">
            <text:p>200.82</text:p>
          </table:table-cell>
          <table:table-cell office:value-type="float" office:value="200.82" table:formula="=[.C34]+[.$I$23]">
            <text:p>200.82</text:p>
          </table:table-cell>
        </table:table-row>
        <table:table-row>
          <table:table-cell office:value-type="float" office:value="5.5">
            <text:p>5.5</text:p>
          </table:table-cell>
          <table:table-cell office:value-type="float" office:value="127.5" table:formula="=[.B13]-3">
            <text:p>127.5</text:p>
          </table:table-cell>
          <table:table-cell office:value-type="float" office:value="127.5" table:formula="=[.C13]-13">
            <text:p>127.5</text:p>
          </table:table-cell>
          <table:table-cell office:value-type="string" office:string-value=""/>
          <table:table-cell office:value-type="float" office:value="211.32" table:formula="=[.B35]+[.$I$23]">
            <text:p>211.32</text:p>
          </table:table-cell>
          <table:table-cell office:value-type="float" office:value="211.32" table:formula="=[.C35]+[.$I$23]">
            <text:p>211.3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table-column">
      <style:table-column-properties style:column-width="70.000000000000000pt"/>
    </style:default-style>
    <style:default-style style:family="table-row">
      <style:table-row-properties style:row-height="14.000000000000000pt"/>
    </style:default-style>
  </office:styles>
  <office:automatic-styles>
    <style:page-layout style:name="pm1">
      <style:page-layout-properties calligra:specialborder-bottom="none" calligra:specialborder-left="none" calligra:specialborder-right="none" calligra:specialborder-top="none" fo:border="0pt none #000000" fo:margin="56.693011599999998pt" fo:padding="0.000000000000000pt" fo:page-height="792.001372051999965pt" fo:page-width="612.001060221999978pt" style:print="headers objects charts zero-values drawings" style:print-orientation="portrait" style:print-page-order="ltr" style:table-centering="none"/>
    </style:page-layout>
  </office:automatic-styles>
  <office:master-styles>
    <style:master-page style:name="Standard1" style:page-layout-name="pm1">
      <style:header>
        <style:region-left>
          <text:p>
  
   
   <text:sheet-name>???</text:sheet-name>
 </text:p>
        </style:region-left>
        <style:region-center>
          <text:p/>
        </style:region-center>
        <style:region-right>
          <text:p/>
        </style:region-right>
      </style:header>
      <style:footer>
        <style:region-left>
          <text:p>
  
   
   <text:sheet-name>???</text:sheet-name>
  
   
   <text:page-number>1</text:page-number>
 </text:p>
        </style:region-left>
        <style:region-center>
          <text:p/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3.1.0</meta:generator>
    <dc:title/>
    <meta:initial-creator>Unknown</meta:initial-creator>
    <meta:editing-cycles>2</meta:editing-cycles>
    <dc:date>2019-06-13T23:16:22</dc:date>
    <meta:creation-date>2019-06-01T10:13:40</meta:creation-date>
  </office:meta>
</office:document-meta>
</file>